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82713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271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82713" style:font-size-asian="11pt" style:font-size-complex="11pt"/>
    </style:style>
    <style:style style:name="P8" style:family="paragraph" style:parent-style-name="Standard">
      <style:text-properties officeooo:paragraph-rsid="00182713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2713" style:font-size-asian="10pt" style:font-size-complex="10pt"/>
    </style:style>
    <style:style style:name="P10" style:family="paragraph" style:parent-style-name="UrbanBody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271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13">Accusé de réception d'une demande de permis d'urbanisme</text:p>
      <text:p text:style-name="P12">Article 116 §1er du CWATUPE</text:p>
      <text:p text:style-name="UrbanBody"/>
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5">do text if len(self.getApplicants()) &gt; 1</text:span></text:p></office:annotation>Demandeurs :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4">do text if not len(self.getApplicants()) &gt; 1</text:span></text:p></office:annotation>Demandeur : <text:text-input text:description="Demandeurs">self.getApplicantsSignaletic()</text:text-input></text:p>
      <text:p text:style-name="P10">Objet : <text:text-input text:description="Objet des travaux">self.getLicenceSubject()</text:text-input></text:p>
      <text:p text:style-name="P10">Situation : <text:text-input text:description="Situation des travaux">self.getWorkLocationSignaletic()</text:text-input></text:p>
      <text:p text:style-name="P10">Référence cadastrale : <text:text-input text:description="Parcelles">self.getPortionOutsText()</text:text-input></text:p>
      <text:p text:style-name="P10"/>
      <text:p text:style-name="P10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/>
      <text:p text:style-name="P10"/>
      <text:p text:style-name="P10">CONCERNE : votre demande de prorogation du permis d'urbanisme délivré le <text:text-input text:description="Date de la décision d'octroi du permis">tool.formatDate(self.getLastTheLicence().getDecisionDate())</text:text-input></text:p>
      <text:p text:style-name="P10"/>
      <text:p text:style-name="P10">Suite à votre demande dont question sous objet, nous vous prions de trouver, sous ce couvert, la délibération du Collège communal du <text:text-input text:description="Date de la décision du collège">tool.formatDate(urbanEventObj.getDecisionDate())</text:text-input><text:s/>vous accordant la prorogation sollicitée.</text:p>
      <text:p text:style-name="P10"/>
      <text:p text:style-name="P10">Nous attirons votre attention sur le fait que les travaux devront être OBLIGATOIREMENT entamés avant le [XXX], à défaut de voir l'autorisation définitivement périmée.</text:p>
      <text:p text:style-name="P10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UrbanBody"/>
      <text:p text:style-name="UrbanBody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20:12.784589831</dc:date>
    <dc:language>fr-FR</dc:language>
    <meta:editing-cycles>130</meta:editing-cycles>
    <meta:editing-duration>P2DT5H13M5S</meta:editing-duration>
    <meta:document-statistic meta:table-count="1" meta:image-count="0" meta:object-count="0" meta:page-count="1" meta:paragraph-count="18" meta:word-count="147" meta:character-count="1293" meta:non-whitespace-character-count="1182"/>
    <meta:user-defined meta:name="Info 1"/>
    <meta:user-defined meta:name="Info 2"/>
    <meta:user-defined meta:name="Info 3"/>
    <meta:user-defined meta:name="Info 4"/>
  </office:meta>
</office:document-meta>
</file>